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y 1, 2015 Antenna Calibration Tests</text:p>
      <text:p text:style-name="Standard"/>
      <text:p text:style-name="P1">Raw to Processed Data Manipulation</text:p>
      <text:p text:style-name="P1"/>
      <text:p text:style-name="P1">Dual Antenna Tests, 30 Degree Increments</text:p>
      <text:p text:style-name="P1"/>
      <text:p text:style-name="Standard"><text:span text:style-name="T1">Note: </text:span><text:span text:style-name="T2">The file was opened with Audacity, Effect-&gt;Amplify was applied. <text:s/>The gain of 7.3 db was applied to ALL FILES. <text:s/>I then selected a pulse in the file, and a sub-pulse (neither recorded). <text:s/>The sub-pulse was usually the first full sequence of 5 antenna slots available. <text:s/>I guessed where the Antenna 1 pulse started and selected a sample of 6.0 ms long. <text:s/>Each file should have the same number of points, plus or minus a few. <text:s/>The nominal time slots are 1200 microseconds with the first lot Antenna 1 followed by <text:s/>the index pulse and Antenna 4.</text:span></text:p>
      <text:p text:style-name="Standard"><text:span text:style-name="T2"/></text:p>
      <text:p text:style-name="Standard"><text:span text:style-name="T1">Note 2:</text:span><text:span text:style-name="T2"> <text:s/>We started with Antenna 4 at Angle zero...</text:span>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Kaminski</meta:initial-creator>
    <meta:creation-date>2015-05-02T06:01:21</meta:creation-date>
    <dc:creator>Tom Kaminski</dc:creator>
    <dc:date>2015-05-03T17:37:09</dc:date>
    <meta:editing-cycles>2</meta:editing-cycles>
    <meta:editing-duration>PT7H33M10S</meta:editing-duration>
    <meta:generator>OpenOffice.org/3.3$Unix OpenOffice.org_project/330m20$Build-9567</meta:generator>
    <meta:document-statistic meta:table-count="0" meta:image-count="0" meta:object-count="0" meta:page-count="1" meta:paragraph-count="5" meta:word-count="124" meta:character-count="705"/>
  </office:meta>
</office:document-meta>
</file>